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46b6b9"/>
    </style:style>
    <style:style style:name="P4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b6b9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Times New Roman" fo:font-size="10pt" officeooo:paragraph-rsid="0046b6b9" style:font-size-asian="10pt" style:font-size-complex="10pt"/>
    </style:style>
    <style:style style:name="P1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P1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officeooo:paragraph-rsid="004d34b3"/>
    </style:style>
    <style:style style:name="T1" style:family="text">
      <style:text-properties fo:color="#000000" officeooo:rsid="002e8418"/>
    </style:style>
    <style:style style:name="T2" style:family="text">
      <style:text-properties fo:color="#000000" officeooo:rsid="00ddbb8b"/>
    </style:style>
    <style:style style:name="T3" style:family="text">
      <style:text-properties fo:color="#000000" officeooo:rsid="002c239f"/>
    </style:style>
    <style:style style:name="T4" style:family="text">
      <style:text-properties officeooo:rsid="003c9d6c"/>
    </style:style>
    <style:style style:name="T5" style:family="text">
      <style:text-properties style:use-window-font-color="true" officeooo:rsid="003c9d6c"/>
    </style:style>
    <style:style style:name="T6" style:family="text">
      <style:text-properties style:use-window-font-color="true" officeooo:rsid="003c9d6c" fo:background-color="#ffffff" loext:char-shading-value="0"/>
    </style:style>
    <style:style style:name="T7" style:family="text">
      <style:text-properties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f9f1a9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118f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/>
      <text:p text:style-name="P5"/>
      <text:p text:style-name="P5"/>
      <text:p text:style-name="P5"/>
      <text:p text:style-name="P5">C<text:span text:style-name="T13">ertidão De Matrícula</text:span></text:p>
      <text:p text:style-name="P5"/>
      <text:p text:style-name="P16"><text:text-input text:description="${documentSignature.responsibleName}">${documentSignature.responsibleName}</text:text-input><text:span text:style-name="T4">, </text:span><text:span text:style-name="T4"><text:text-input text:description="${lang.pt(documentSignature.responsibleFunction)}">${lang.pt(documentSignature.responsibleFunction)}</text:text-input></text:span><text:span text:style-name="T4"> da </text:span><text:span text:style-name="T2">Faculdade de </text:span><text:span text:style-name="T1">Medicina Veterinária</text:span><text:span text:style-name="T3"> </text:span><text:span text:style-name="T2">da Universidade de Lisboa,</text:span></text:p>
      <text:p text:style-name="P15"><text:span text:style-name="T4">Certifica, em face dos registos existentes nesta Faculdade, que </text:span><text:span text:style-name="T4"><text:text-input text:description="${person.name}">${person.name}</text:text-input></text:span><text:span text:style-name="T4">, </text:span><text:span text:style-name="T4"><text:text-input text:description="[#if person.female]">[#if person.female]</text:text-input></text:span><text:span text:style-name="T4">aluna</text:span><text:span text:style-name="T4"><text:text-input text:description="[#elseif person.male]">[#elseif person.male]</text:text-input></text:span><text:span text:style-name="T4">aluno</text:span><text:span text:style-name="T4"><text:text-input text:description="[/#if]">[/#if]</text:text-input></text:span><text:span text:style-name="T4"> n.º </text:span><text:span text:style-name="T4"><text:text-input text:description="${registration.number}">${registration.number}</text:text-input></text:span><text:span text:style-name="T4">, </text:span><text:span text:style-name="T4"><text:text-input text:description="[#if person.female]">[#if person.female]</text:text-input></text:span><text:span text:style-name="T4">nascida</text:span><text:span text:style-name="T4"><text:text-input text:description="[#elseif person.male]">[#elseif person.male]</text:text-input></text:span><text:span text:style-name="T4">nascido</text:span><text:span text:style-name="T4"><text:text-input text:description="[/#if]">[/#if]</text:text-input></text:span><text:span text:style-name="T4"> a </text:span><text:span text:style-name="T4"><text:text-input text:description="${lang.pt(dates.extendedDate(person.dateOfBirthYearMonthDay))}">${lang.pt(dates.extendedDate(person.dateOfBirthYearMonthDay))}</text:text-input></text:span><text:span text:style-name="T4">, </text:span><text:span text:style-name="T4"><text:text-input text:description="[#if person.female]">[#if person.female]</text:text-input></text:span><text:span text:style-name="T4">portadora</text:span><text:span text:style-name="T4"><text:text-input text:description="[#elseif person.male]">[#elseif person.male]</text:text-input></text:span><text:span text:style-name="T4">portador</text:span><text:span text:style-name="T4"><text:text-input text:description="[/#if]">[/#if]</text:text-input></text:span><text:span text:style-name="T4"> do</text:span><text:span text:style-name="T5"> </text:span><text:text-input text:description="${lang.pt(person.idDocumentType.localizedNameI18N)}">${lang.pt(person.idDocumentType.localizedNameI18N)}</text:text-input><text:span text:style-name="T6"> n.º </text:span><text:text-input text:description="${person.documentIdNumber}">${person.documentIdNumber}</text:text-input><text:span text:style-name="T4">, </text:span><text:span text:style-name="T4"><text:text-input text:description="[#if person.female]">[#if person.female]</text:text-input></text:span><text:span text:style-name="T4">filha</text:span><text:span text:style-name="T4"><text:text-input text:description="[#elseif person.male]">[#elseif person.male]</text:text-input></text:span><text:span text:style-name="T4">filho</text:span><text:span text:style-name="T4"><text:text-input text:description="[/#if]">[/#if]</text:text-input></text:span><text:span text:style-name="T4"> de </text:span><text:span text:style-name="T4"><text:text-input text:description="${person.nameOfFather}">${person.nameOfFather}</text:text-input></text:span><text:span text:style-name="T4"> e de </text:span><text:span text:style-name="T4"><text:text-input text:description="person.nameOfMother"/></text:span><text:span text:style-name="T4"><text:text-input text:description="${person.nameOfMother}">${person.nameOfMother}</text:text-input></text:span><text:span text:style-name="T4">, </text:span><text:span text:style-name="T7">realizou a matrícula no Curso de </text:span><text:text-input text:description="${lang.pt(curricularPlanInformation.degreePresentationName)}">${lang.pt(curricularPlanInformation.degreePresentationName)}</text:text-input><text:span text:style-name="T7"> no ano letivo d</text:span><text:span text:style-name="T9">e </text:span><text:text-input text:description="${registration.startExecutionYear.name}">${registration.startExecutionYear.name}</text:text-input><text:span text:style-name="T7">.</text:span></text:p>
      <text:p text:style-name="P17"/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6">O presente certificado é emitido em conformidade com o disposto no Decreto-Lei n.º 266-E/2012, de 31 de dezembro, e demais disposições legais em vigor, sendo firmado com o selo branco em uso nesta Faculdade.</text:p>
      <text:p text:style-name="P7"/>
      <text:p text:style-name="P7"/>
      <text:p text:style-name="P8"><text:soft-page-break/><text:span text:style-name="T2">Faculdade de </text:span><text:span text:style-name="T1">Medicina Veterinária</text:span><text:span text:style-name="T2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8">.</text:span></text:p>
      <text:p text:style-name="P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3"><text:text-input text:description="[#if hasPricetag]">[#if hasPricetag]</text:text-input></text:p>
            <text:p text:style-name="P19"><text:span text:style-name="T10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31T12:12:34.718543926</dc:date>
    <meta:editing-duration>PT1H7M21S</meta:editing-duration>
    <meta:editing-cycles>54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82" meta:non-whitespace-character-count="3132"/>
  </office:meta>
</office:document-meta>
</file>